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AccessUtilsTests.wi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AccessUtilsTests.with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AccessUtilsTests.withEmpt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pPersistenceExceptionTranslator.addTranslation( RuntimeException in , RuntimeException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AccessUtilsTests.withTooLarg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AccessUtilsTests.exceptionTranslationWithNo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AccessUtilsTests.sizeRequirements( int expectedSize , int actu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AccessUtilsTests.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AccessUtilsTests.with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AccessUtilsTests.exceptionTranslationWith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ersistenceExceptionTranslator.translateExceptionIfPossible( Runtim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AccessUtilsTests.withEquivalentIntegerInstance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AccessUtilsTests.withSameIntegerInstance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